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closeQuietly( Closeable close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.close( Closeable clos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OUtil.writeText( String text , File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OUtil.readLines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Util.IO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